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ba Mincho" svg:font-family="'Alba Mincho'" style:font-adornments="Kana" style:font-pitch="variable"/>
    <style:font-face style:name="GL-Tsukiji-3go" svg:font-family="GL-Tsukiji-3go" style:font-pitch="variable"/>
    <style:font-face style:name="GL-Tsukiji-5go" svg:font-family="GL-Tsukiji-5go" style:font-pitch="variable"/>
    <style:font-face style:name="M+ 2m" svg:font-family="'M+ 2m'" style:font-pitch="variable"/>
    <style:font-face style:name="TakaoExMincho" svg:font-family="TakaoExMincho" style:font-pitch="variable"/>
    <style:font-face style:name="Liberation Serif" svg:font-family="'Liberation Serif'" style:font-family-generic="roman" style:font-pitch="variable"/>
    <style:font-face style:name="Source Han Serif" svg:font-family="'Source Ha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line-height="3.881cm"/>
      <style:text-properties fo:font-size="100pt" officeooo:rsid="001ed692" officeooo:paragraph-rsid="00285501" style:font-name-asian="GL-Tsukiji-3go" style:font-size-asian="100pt" style:font-size-complex="100pt"/>
    </style:style>
    <style:style style:name="P2" style:family="paragraph" style:parent-style-name="Standard">
      <style:paragraph-properties fo:line-height="3.881cm"/>
      <style:text-properties fo:font-size="100pt" officeooo:rsid="001ed692" officeooo:paragraph-rsid="0024f0d9" style:font-name-asian="M+ 2m" style:font-size-asian="100pt" style:font-size-complex="100pt"/>
    </style:style>
    <style:style style:name="P3" style:family="paragraph" style:parent-style-name="Standard">
      <style:paragraph-properties fo:line-height="3.881cm"/>
      <style:text-properties fo:font-size="100pt" officeooo:rsid="001ed692" officeooo:paragraph-rsid="001ed692" style:font-name-asian="GL-Tsukiji-5go" style:font-size-asian="100pt" style:font-size-complex="100pt"/>
    </style:style>
    <style:style style:name="P4" style:family="paragraph" style:parent-style-name="Standard">
      <style:paragraph-properties fo:line-height="3.881cm"/>
      <style:text-properties fo:font-size="100pt" officeooo:rsid="001fc404" officeooo:paragraph-rsid="001fc404" style:font-name-asian="Alba Mincho" style:font-size-asian="100pt" style:font-size-complex="100pt"/>
    </style:style>
    <style:style style:name="P5" style:family="paragraph" style:parent-style-name="Standard">
      <style:paragraph-properties fo:line-height="3.881cm"/>
      <style:text-properties fo:font-size="100pt" officeooo:rsid="001ed692" officeooo:paragraph-rsid="001ed692" style:font-name-asian="Source Han Serif" style:font-size-asian="100pt" style:font-size-complex="10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おきけこす</text:p>
      <text:p text:style-name="P5">おきけこす</text:p>
      <text:p text:style-name="P3">おきけこす</text:p>
      <text:p text:style-name="P1">おきけこす</text:p>
      <text:p text:style-name="P2">おきけこ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lba Mincho" svg:font-family="'Alba Mincho'" style:font-adornments="Kana" style:font-pitch="variable"/>
    <style:font-face style:name="GL-Tsukiji-3go" svg:font-family="GL-Tsukiji-3go" style:font-pitch="variable"/>
    <style:font-face style:name="GL-Tsukiji-5go" svg:font-family="GL-Tsukiji-5go" style:font-pitch="variable"/>
    <style:font-face style:name="M+ 2m" svg:font-family="'M+ 2m'" style:font-pitch="variable"/>
    <style:font-face style:name="TakaoExMincho" svg:font-family="TakaoExMincho" style:font-pitch="variable"/>
    <style:font-face style:name="Liberation Serif" svg:font-family="'Liberation Serif'" style:font-family-generic="roman" style:font-pitch="variable"/>
    <style:font-face style:name="Source Han Serif" svg:font-family="'Source Ha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2:55:10.063556072</meta:creation-date>
    <dc:date>2020-04-12T00:02:50.197719353</dc:date>
    <meta:editing-duration>PT1H45M47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1" meta:paragraph-count="5" meta:word-count="25" meta:character-count="25" meta:non-whitespace-character-count="25"/>
  </office:meta>
</office:document-meta>
</file>